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1">
      <style:paragraph-properties fo:margin-top="0cm" fo:margin-bottom="0cm"/>
    </style:style>
    <style:style style:name="P4" style:family="paragraph" style:parent-style-name="Text_20_body" style:list-style-name="L2">
      <style:paragraph-properties fo:margin-top="0cm" fo:margin-bottom="0cm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035cm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O projeto é mais simples do que você pode imaginar. Para montar o que está aí no vídeo, você vai precisar:</text:p>
      <text:list xml:id="list317745816" text:style-name="L1">
        <text:list-item>
          <text:p text:style-name="P3"><text:a xlink:type="simple" xlink:href="http://www.sparkfun.com/products/9950" office:target-frame-name="_blank" xlink:show="new">Arduino Duemilanove ou Uno</text:a> ( no projeto da minha casa vou usar o Arduino Mega ); </text:p>
        </text:list-item>
        <text:list-item>
          <text:p text:style-name="P3"><text:a xlink:type="simple" xlink:href="http://www.sparkfun.com/products/9026" office:target-frame-name="_blank" xlink:show="new">Ethernet Shield</text:a>; </text:p>
        </text:list-item>
        <text:list-item>
          <text:p text:style-name="P3">1 <text:a xlink:type="simple" xlink:href="http://www.datasheetcatalog.net/pt/datasheets_pdf/T/I/P/3/TIP31.shtml" office:target-frame-name="_blank" xlink:show="new">transistor Tip 31</text:a>; </text:p>
        </text:list-item>
        <text:list-item>
          <text:p text:style-name="P3">1 diodo 1N4004; </text:p>
        </text:list-item>
        <text:list-item>
          <text:p text:style-name="P3">1 resistor de 1k ohm; </text:p>
        </text:list-item>
        <text:list-item>
          <text:p text:style-name="P3">Relê 5VDC – aqui eu uso um finder – ref. 38.11.9.005.4001; </text:p>
        </text:list-item>
        <text:list-item>
          <text:p text:style-name="P3">Jumpers em geral para ligar o Arduino ao circuito; </text:p>
        </text:list-item>
        <text:list-item>
          <text:p text:style-name="P3">Fonte de 9v; </text:p>
        </text:list-item>
        <text:list-item>
          <text:p text:style-name="P3">Protoboard ou uma placa de circuito que possibilite solda; </text:p>
        </text:list-item>
        <text:list-item>
          <text:p text:style-name="P1">Fios em geral, alicate de corte; </text:p>
        </text:list-item>
      </text:list>
      <text:section text:style-name="Sect1" text:name="attachment_455">
        <text:p text:style-name="Text_20_body"><draw:a xlink:type="simple" xlink:href="http://www.dxs.com.br/wordpress/wp-content/uploads/2010/12/arduino_rele.jpg" office:target-frame-name="_blank" xlink:show="new"><draw:frame draw:style-name="fr1" draw:name="graphics1" text:anchor-type="as-char" svg:width="8.008cm" svg:height="5.362cm" draw:z-index="0"><draw:image xlink:href="http://www.dxs.com.br/wordpress/wp-content/uploads/2010/12/arduino_rele-300x200.jpg" xlink:type="simple" xlink:show="embed" xlink:actuate="onLoad"/><svg:title>Circuito montado - arduino, ethernet e rele</svg:title></draw:frame></draw:a></text:p>
        <text:p text:style-name="Text_20_body">Circuito montado - arduino, ethernet e rele</text:p>
      </text:section>
      <text:section text:style-name="Sect1" text:name="attachment_456">
        <text:p text:style-name="Text_20_body"><draw:a xlink:type="simple" xlink:href="http://www.dxs.com.br/wordpress/wp-content/uploads/2010/12/arduino_iphone.jpg" office:target-frame-name="_blank" xlink:show="new"><draw:frame draw:style-name="fr1" draw:name="graphics2" text:anchor-type="as-char" svg:width="8.008cm" svg:height="5.362cm" draw:z-index="1"><draw:image xlink:href="http://www.dxs.com.br/wordpress/wp-content/uploads/2010/12/arduino_iphone-300x200.jpg" xlink:type="simple" xlink:show="embed" xlink:actuate="onLoad"/><svg:title>iPhone controlando lâmpada através do arduino e shield de ethernet</svg:title></draw:frame></draw:a></text:p>
        <text:p text:style-name="Text_20_body">iPhone controlando lâmpada através do arduino e shield de ethernet</text:p>
      </text:section>
      <text:p text:style-name="Text_20_body">Uma breve explicação sobre os componentes:</text:p>
      <text:p text:style-name="Text_20_body">Ethernet shield conecta automaticamente no Arduino, estendendo a possibilidade de acesso a rede. Basta plugar um no outro, simples assim;</text:p>
      <text:p text:style-name="Text_20_body">Transistor tip 31 amplifica a corrente enviada para o relê. Para acionar a bobina do mesmo, é necessário 5VDC + uma corrente mínima de alguns mili amperes, coisa que o Arduino não fornece. O tip 31 é um transistor NPN (negativo, positivo, negativo), que significa que ao polarizar com corrente positiva a base, ele permite a passagem de corrente negativa do emissor para o coletor. Funciona como uma chave nesse caso.</text:p>
      <text:p text:style-name="Text_20_body">O relê permite que você ligue 5VDC na bobina, além de possibilitar 10A de 110/220V. Ao ligar a energia 5V no relê, ele permite passagem de energia para o outro lado, permitindo ligar ou desligar a luz.</text:p>
      <text:p text:style-name="Text_20_body"><text:soft-page-break/>O diodo é um componente que permite passagem de corrente elétrica somente em um sentido. No circuito ele foi aplicado para proteger o arduino em caso de falha em algum componente.</text:p>
      <text:p text:style-name="Text_20_body"><text:span text:style-name="Strong_20_Emphasis">Como montar o circuito ?</text:span></text:p>
      <text:p text:style-name="Text_20_body">Basta seguir o esquema abaixo,<text:a xlink:type="simple" xlink:href="http://www.glacialwanderer.com/hobbyrobotics/?p=9" office:target-frame-name="_blank" xlink:show="new"> retirado do site hobbyrobotics</text:a>:</text:p>
      <text:section text:style-name="Sect1" text:name="attachment_450">
        <text:p text:style-name="Text_20_body"><draw:a xlink:type="simple" xlink:href="http://www.dxs.com.br/wordpress/wp-content/uploads/2010/12/hb_relay5.jpg" office:target-frame-name="_blank" xlink:show="new"><draw:frame draw:style-name="fr1" draw:name="graphics3" text:anchor-type="as-char" svg:width="8.008cm" svg:height="4.225cm" draw:z-index="2"><draw:image xlink:href="http://www.dxs.com.br/wordpress/wp-content/uploads/2010/12/hb_relay5-300x157.jpg" xlink:type="simple" xlink:show="embed" xlink:actuate="onLoad"/><svg:title>Circuito - rele, transistor, diodo e resistor</svg:title></draw:frame></draw:a></text:p>
        <text:p text:style-name="Text_20_body">Circuito - rele, transistor, diodo e resistor</text:p>
      </text:section>
      <text:p text:style-name="Text_20_body">A figura mostra para ligar no pino3 do Arduino, mas por algum motivo eu liguei no pino 7. Se você ainda não brincou com seu Arduino, sugiro <text:a xlink:type="simple" xlink:href="http://www.arduino.cc/en/Main/software" office:target-frame-name="_blank" xlink:show="new">baixar a IDE</text:a> que já vem com diversos exemplos.</text:p>
      <text:p text:style-name="Text_20_body">Nesse caso, eu peguei o webserver, e modifiquei para o seguinte fluxo:</text:p>
      <text:list xml:id="list391436677" text:style-name="L2">
        <text:list-item>
          <text:p text:style-name="P4">Chega a requisição http; </text:p>
        </text:list-item>
        <text:list-item>
          <text:p text:style-name="P4">Verifico headers, se contém uma chave específica para acesso – apenas por segurança; </text:p>
        </text:list-item>
        <text:list-item>
          <text:p text:style-name="P2">Variável global guarda o estado da porta 7 e faço um not para inverter. Se está ligado, desliga – se estiver desligado, liga; </text:p>
        </text:list-item>
      </text:list>
      <text:p text:style-name="Text_20_body">Em seguida, criei um simples aplicativo php que faz uma resquisição no ip do arduino, passando como parâmetro os headers de autenticação. Cada chamada – conforme passo 3 – liga ou desliga o dispositivo.</text:p>
      <text:p text:style-name="Text_20_body">Vou consolidar os códigos fonte e disponibilizar para download em breve.</text:p>
      <text:p text:style-name="Text_20_body">Espero que faça bom proveito e em caso de dúvidas ou sugestões, envie seu comentário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8-15T10:55:39</meta:creation-date>
    <meta:document-statistic meta:table-count="0" meta:image-count="3" meta:object-count="0" meta:page-count="2" meta:paragraph-count="32" meta:word-count="453" meta:character-count="2564"/>
    <dc:date>2012-08-15T10:56:34</dc:date>
    <meta:editing-duration>PT00H00M55S</meta:editing-duration>
    <meta:editing-cycles>1</meta:editing-cycles>
    <meta:generator>OpenOffice.org/3.2$Linux OpenOffice.org_project/320m19$Build-9505</meta:generator>
  </office:meta>
</office:document-meta>
</file>